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0000002855" calcext:value-type="float">
            <text:p>2.855E-012</text:p>
          </table:table-cell>
          <table:table-cell office:value-type="float" office:value="0.112674341562862" calcext:value-type="float">
            <text:p>0.1126743416</text:p>
          </table:table-cell>
          <table:table-cell office:value-type="float" office:value="0.225348683127624" calcext:value-type="float">
            <text:p>0.2253486831</text:p>
          </table:table-cell>
          <table:table-cell office:value-type="float" office:value="0.338023024692183" calcext:value-type="float">
            <text:p>0.3380230247</text:p>
          </table:table-cell>
          <table:table-cell office:value-type="float" office:value="0.450697366257526" calcext:value-type="float">
            <text:p>0.4506973663</text:p>
          </table:table-cell>
          <table:table-cell office:value-type="float" office:value="0.563371707822124" calcext:value-type="float">
            <text:p>0.5633717078</text:p>
          </table:table-cell>
          <table:table-cell office:value-type="float" office:value="0.676046049386333" calcext:value-type="float">
            <text:p>0.6760460494</text:p>
          </table:table-cell>
          <table:table-cell office:value-type="float" office:value="0.788720390951059" calcext:value-type="float">
            <text:p>0.788720391</text:p>
          </table:table-cell>
          <table:table-cell office:value-type="float" office:value="0.90139473251606" calcext:value-type="float">
            <text:p>0.9013947325</text:p>
          </table:table-cell>
          <table:table-cell office:value-type="float" office:value="1.0140690740808" calcext:value-type="float">
            <text:p>1.01406907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814517701064" calcext:value-type="float">
            <text:p>0.0068145177</text:p>
          </table:table-cell>
          <table:table-cell office:value-type="float" office:value="0.027258070803786" calcext:value-type="float">
            <text:p>0.0272580708</text:p>
          </table:table-cell>
          <table:table-cell office:value-type="float" office:value="0.061330659308135" calcext:value-type="float">
            <text:p>0.0613306593</text:p>
          </table:table-cell>
          <table:table-cell office:value-type="float" office:value="0.109032283214386" calcext:value-type="float">
            <text:p>0.1090322832</text:p>
          </table:table-cell>
          <table:table-cell office:value-type="float" office:value="0.170362942523006" calcext:value-type="float">
            <text:p>0.1703629425</text:p>
          </table:table-cell>
          <table:table-cell office:value-type="float" office:value="0.245322637233018" calcext:value-type="float">
            <text:p>0.2453226372</text:p>
          </table:table-cell>
          <table:table-cell office:value-type="float" office:value="0.333911367345237" calcext:value-type="float">
            <text:p>0.3339113673</text:p>
          </table:table-cell>
          <table:table-cell office:value-type="float" office:value="0.43612913285887" calcext:value-type="float">
            <text:p>0.4361291329</text:p>
          </table:table-cell>
          <table:table-cell office:value-type="float" office:value="0.551975933774209" calcext:value-type="float">
            <text:p>0.55197593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96769821792" calcext:value-type="float">
            <text:p>0.0003967698</text:p>
          </table:table-cell>
          <table:table-cell office:value-type="float" office:value="0.003174158572766" calcext:value-type="float">
            <text:p>0.0031741586</text:p>
          </table:table-cell>
          <table:table-cell office:value-type="float" office:value="0.010712785184236" calcext:value-type="float">
            <text:p>0.0107127852</text:p>
          </table:table-cell>
          <table:table-cell office:value-type="float" office:value="0.025393268584493" calcext:value-type="float">
            <text:p>0.0253932686</text:p>
          </table:table-cell>
          <table:table-cell office:value-type="float" office:value="0.049596227703852" calcext:value-type="float">
            <text:p>0.0495962277</text:p>
          </table:table-cell>
          <table:table-cell office:value-type="float" office:value="0.085702281472486" calcext:value-type="float">
            <text:p>0.0857022815</text:p>
          </table:table-cell>
          <table:table-cell office:value-type="float" office:value="0.136092048819776" calcext:value-type="float">
            <text:p>0.1360920488</text:p>
          </table:table-cell>
          <table:table-cell office:value-type="float" office:value="0.203146148675773" calcext:value-type="float">
            <text:p>0.2031461487</text:p>
          </table:table-cell>
          <table:table-cell office:value-type="float" office:value="0.289245199971086" calcext:value-type="float">
            <text:p>0.28924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23996791105" calcext:value-type="float">
            <text:p>2.3996791105E-005</text:p>
          </table:table-cell>
          <table:table-cell office:value-type="float" office:value="0.000383948659127" calcext:value-type="float">
            <text:p>0.0003839487</text:p>
          </table:table-cell>
          <table:table-cell office:value-type="float" office:value="0.001943740086613" calcext:value-type="float">
            <text:p>0.0019437401</text:p>
          </table:table-cell>
          <table:table-cell office:value-type="float" office:value="0.006143178545652" calcext:value-type="float">
            <text:p>0.0061431785</text:p>
          </table:table-cell>
          <table:table-cell office:value-type="float" office:value="0.014997994496489" calcext:value-type="float">
            <text:p>0.0149979945</text:p>
          </table:table-cell>
          <table:table-cell office:value-type="float" office:value="0.031099841387993" calcext:value-type="float">
            <text:p>0.0310998414</text:p>
          </table:table-cell>
          <table:table-cell office:value-type="float" office:value="0.057616295657989" calcext:value-type="float">
            <text:p>0.0576162957</text:p>
          </table:table-cell>
          <table:table-cell office:value-type="float" office:value="0.098290856733129" calcext:value-type="float">
            <text:p>0.0982908567</text:p>
          </table:table-cell>
          <table:table-cell office:value-type="float" office:value="0.157442947027929" calcext:value-type="float">
            <text:p>0.1574429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1636609283" calcext:value-type="float">
            <text:p>1.636609283E-006</text:p>
          </table:table-cell>
          <table:table-cell office:value-type="float" office:value="0.000052371486565" calcext:value-type="float">
            <text:p>5.2371486565E-005</text:p>
          </table:table-cell>
          <table:table-cell office:value-type="float" office:value="0.000397695976047" calcext:value-type="float">
            <text:p>0.000397696</text:p>
          </table:table-cell>
          <table:table-cell office:value-type="float" office:value="0.001675887569815" calcext:value-type="float">
            <text:p>0.0016758876</text:p>
          </table:table-cell>
          <table:table-cell office:value-type="float" office:value="0.005114402983917" calcext:value-type="float">
            <text:p>0.005114403</text:p>
          </table:table-cell>
          <table:table-cell office:value-type="float" office:value="0.012726271233066" calcext:value-type="float">
            <text:p>0.0127262712</text:p>
          </table:table-cell>
          <table:table-cell office:value-type="float" office:value="0.027506486704782" calcext:value-type="float">
            <text:p>0.0275064867</text:p>
          </table:table-cell>
          <table:table-cell office:value-type="float" office:value="0.05362840223379" calcext:value-type="float">
            <text:p>0.0536284022</text:p>
          </table:table-cell>
          <table:table-cell office:value-type="float" office:value="0.096640122177659" calcext:value-type="float">
            <text:p>0.09664012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00796645381" calcext:value-type="float">
            <text:p>7.96645381E-006</text:p>
          </table:table-cell>
          <table:table-cell office:value-type="float" office:value="0.000090742887087" calcext:value-type="float">
            <text:p>9.0742887087E-005</text:p>
          </table:table-cell>
          <table:table-cell office:value-type="float" office:value="0.000509853039325" calcext:value-type="float">
            <text:p>0.000509853</text:p>
          </table:table-cell>
          <table:table-cell office:value-type="float" office:value="0.001944934995159" calcext:value-type="float">
            <text:p>0.001944935</text:p>
          </table:table-cell>
          <table:table-cell office:value-type="float" office:value="0.005807544776565" calcext:value-type="float">
            <text:p>0.0058075448</text:p>
          </table:table-cell>
          <table:table-cell office:value-type="float" office:value="0.014644458063536" calcext:value-type="float">
            <text:p>0.0146444581</text:p>
          </table:table-cell>
          <table:table-cell office:value-type="float" office:value="0.032630594519483" calcext:value-type="float">
            <text:p>0.0326305945</text:p>
          </table:table-cell>
          <table:table-cell office:value-type="float" office:value="0.066151564720543" calcext:value-type="float">
            <text:p>0.066151564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0022314991291" calcext:value-type="float">
            <text:p>0.000022315</text:p>
          </table:table-cell>
          <table:table-cell office:value-type="float" office:value="0.000167173670016" calcext:value-type="float">
            <text:p>0.0001671737</text:p>
          </table:table-cell>
          <table:table-cell office:value-type="float" office:value="0.000797146177724" calcext:value-type="float">
            <text:p>0.0007971462</text:p>
          </table:table-cell>
          <table:table-cell office:value-type="float" office:value="0.00285631887868" calcext:value-type="float">
            <text:p>0.0028563189</text:p>
          </table:table-cell>
          <table:table-cell office:value-type="float" office:value="0.008402997178971" calcext:value-type="float">
            <text:p>0.0084029972</text:p>
          </table:table-cell>
          <table:table-cell office:value-type="float" office:value="0.021398229770209" calcext:value-type="float">
            <text:p>0.0213982298</text:p>
          </table:table-cell>
          <table:table-cell office:value-type="float" office:value="0.04880288584065" calcext:value-type="float">
            <text:p>0.048802885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0005678747317" calcext:value-type="float">
            <text:p>5.678747317E-006</text:p>
          </table:table-cell>
          <table:table-cell office:value-type="float" office:value="0.000056723424357" calcext:value-type="float">
            <text:p>5.6723424357E-005</text:p>
          </table:table-cell>
          <table:table-cell office:value-type="float" office:value="0.000338097954355" calcext:value-type="float">
            <text:p>0.000338098</text:p>
          </table:table-cell>
          <table:table-cell office:value-type="float" office:value="0.001453759318663" calcext:value-type="float">
            <text:p>0.0014537593</text:p>
          </table:table-cell>
          <table:table-cell office:value-type="float" office:value="0.004989612610408" calcext:value-type="float">
            <text:p>0.0049896126</text:p>
          </table:table-cell>
          <table:table-cell office:value-type="float" office:value="0.01452119657319" calcext:value-type="float">
            <text:p>0.0145211966</text:p>
          </table:table-cell>
          <table:table-cell office:value-type="float" office:value="0.03725826129126" calcext:value-type="float">
            <text:p>0.037258261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00019884586034" calcext:value-type="float">
            <text:p>1.9884586034E-005</text:p>
          </table:table-cell>
          <table:table-cell office:value-type="float" office:value="0.000148151711953" calcext:value-type="float">
            <text:p>0.0001481517</text:p>
          </table:table-cell>
          <table:table-cell office:value-type="float" office:value="0.000764430291856" calcext:value-type="float">
            <text:p>0.0007644303</text:p>
          </table:table-cell>
          <table:table-cell office:value-type="float" office:value="0.003060969449196" calcext:value-type="float">
            <text:p>0.0030609694</text:p>
          </table:table-cell>
          <table:table-cell office:value-type="float" office:value="0.010180908114152" calcext:value-type="float">
            <text:p>0.0101809081</text:p>
          </table:table-cell>
          <table:table-cell office:value-type="float" office:value="0.02938726842474" calcext:value-type="float">
            <text:p>0.0293872684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00007222517306" calcext:value-type="float">
            <text:p>7.222517306E-006</text:p>
          </table:table-cell>
          <table:table-cell office:value-type="float" office:value="0.000067264934685" calcext:value-type="float">
            <text:p>6.7264934685E-005</text:p>
          </table:table-cell>
          <table:table-cell office:value-type="float" office:value="0.00041648674571" calcext:value-type="float">
            <text:p>0.0004164867</text:p>
          </table:table-cell>
          <table:table-cell office:value-type="float" office:value="0.00194566954605" calcext:value-type="float">
            <text:p>0.0019456695</text:p>
          </table:table-cell>
          <table:table-cell office:value-type="float" office:value="0.007395857777434" calcext:value-type="float">
            <text:p>0.0073958578</text:p>
          </table:table-cell>
          <table:table-cell office:value-type="float" office:value="0.024016724462447" calcext:value-type="float">
            <text:p>0.0240167245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0.000031016482164" calcext:value-type="float">
            <text:p>3.1016482164E-005</text:p>
          </table:table-cell>
          <table:table-cell office:value-type="float" office:value="0.000230455058108" calcext:value-type="float">
            <text:p>0.0002304551</text:p>
          </table:table-cell>
          <table:table-cell office:value-type="float" office:value="0.001256032655427" calcext:value-type="float">
            <text:p>0.0012560327</text:p>
          </table:table-cell>
          <table:table-cell office:value-type="float" office:value="0.005456477232222" calcext:value-type="float">
            <text:p>0.0054564772</text:p>
          </table:table-cell>
          <table:table-cell office:value-type="float" office:value="0.019933799896576" calcext:value-type="float">
            <text:p>0.0199337999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0.000014461114998" calcext:value-type="float">
            <text:p>1.4461114998E-005</text:p>
          </table:table-cell>
          <table:table-cell office:value-type="float" office:value="0.00012893675342" calcext:value-type="float">
            <text:p>0.0001289368</text:p>
          </table:table-cell>
          <table:table-cell office:value-type="float" office:value="0.000819857182606" calcext:value-type="float">
            <text:p>0.0008198572</text:p>
          </table:table-cell>
          <table:table-cell office:value-type="float" office:value="0.004070441986585" calcext:value-type="float">
            <text:p>0.004070442</text:p>
          </table:table-cell>
          <table:table-cell office:value-type="float" office:value="0.016729071556315" calcext:value-type="float">
            <text:p>0.0167290716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0.000006813242554" calcext:value-type="float">
            <text:p>6.813242554E-006</text:p>
          </table:table-cell>
          <table:table-cell office:value-type="float" office:value="0.000072897068248" calcext:value-type="float">
            <text:p>7.2897068248E-005</text:p>
          </table:table-cell>
          <table:table-cell office:value-type="float" office:value="0.000540777142382" calcext:value-type="float">
            <text:p>0.0005407771</text:p>
          </table:table-cell>
          <table:table-cell office:value-type="float" office:value="0.003068411752052" calcext:value-type="float">
            <text:p>0.0030684118</text:p>
          </table:table-cell>
          <table:table-cell office:value-type="float" office:value="0.014187191445169" calcext:value-type="float">
            <text:p>0.0141871914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000041601041707" calcext:value-type="float">
            <text:p>0.000041601</text:p>
          </table:table-cell>
          <table:table-cell office:value-type="float" office:value="0.000360047052099" calcext:value-type="float">
            <text:p>0.0003600471</text:p>
          </table:table-cell>
          <table:table-cell office:value-type="float" office:value="0.002334782969267" calcext:value-type="float">
            <text:p>0.002334783</text:p>
          </table:table-cell>
          <table:table-cell office:value-type="float" office:value="0.012144561290959" calcext:value-type="float">
            <text:p>0.0121445613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000023841471061" calcext:value-type="float">
            <text:p>2.3841471061E-005</text:p>
          </table:table-cell>
          <table:table-cell office:value-type="float" office:value="0.000240732592764" calcext:value-type="float">
            <text:p>0.0002407326</text:p>
          </table:table-cell>
          <table:table-cell office:value-type="float" office:value="0.001784079071025" calcext:value-type="float">
            <text:p>0.0017840791</text:p>
          </table:table-cell>
          <table:table-cell office:value-type="float" office:value="0.010440034532688" calcext:value-type="float">
            <text:p>0.0104400345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000013737914455" calcext:value-type="float">
            <text:p>1.3737914455E-005</text:p>
          </table:table-cell>
          <table:table-cell office:value-type="float" office:value="0.00016183387813" calcext:value-type="float">
            <text:p>0.0001618339</text:p>
          </table:table-cell>
          <table:table-cell office:value-type="float" office:value="0.001370694256583" calcext:value-type="float">
            <text:p>0.0013706943</text:p>
          </table:table-cell>
          <table:table-cell office:value-type="float" office:value="0.00902362319872" calcext:value-type="float">
            <text:p>0.0090236232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000007939954739" calcext:value-type="float">
            <text:p>0.00000794</text:p>
          </table:table-cell>
          <table:table-cell office:value-type="float" office:value="0.000109122285323" calcext:value-type="float">
            <text:p>0.0001091223</text:p>
          </table:table-cell>
          <table:table-cell office:value-type="float" office:value="0.001056273906089" calcext:value-type="float">
            <text:p>0.0010562739</text:p>
          </table:table-cell>
          <table:table-cell office:value-type="float" office:value="0.007822929795406" calcext:value-type="float">
            <text:p>0.0078229298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000073880054121" calcext:value-type="float">
            <text:p>7.3880054121E-005</text:p>
          </table:table-cell>
          <table:table-cell office:value-type="float" office:value="0.000817301417271" calcext:value-type="float">
            <text:p>0.0008173014</text:p>
          </table:table-cell>
          <table:table-cell office:value-type="float" office:value="0.006809694928075" calcext:value-type="float">
            <text:p>0.0068096949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000050129598156" calcext:value-type="float">
            <text:p>5.0129598156E-005</text:p>
          </table:table-cell>
          <table:table-cell office:value-type="float" office:value="0.000633783915492" calcext:value-type="float">
            <text:p>0.0006337839</text:p>
          </table:table-cell>
          <table:table-cell office:value-type="float" office:value="0.00594072076742" calcext:value-type="float">
            <text:p>0.0059407208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000034109686028" calcext:value-type="float">
            <text:p>3.4109686028E-005</text:p>
          </table:table-cell>
          <table:table-cell office:value-type="float" office:value="0.000492852159667" calcext:value-type="float">
            <text:p>0.0004928522</text:p>
          </table:table-cell>
          <table:table-cell office:value-type="float" office:value="0.005197172275915" calcext:value-type="float">
            <text:p>0.0051971723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000023249622168" calcext:value-type="float">
            <text:p>2.3249622168E-005</text:p>
          </table:table-cell>
          <table:table-cell office:value-type="float" office:value="0.000383925348524" calcext:value-type="float">
            <text:p>0.0003839253</text:p>
          </table:table-cell>
          <table:table-cell office:value-type="float" office:value="0.004554594932215" calcext:value-type="float">
            <text:p>0.0045545949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000015881093746" calcext:value-type="float">
            <text:p>1.5881093746E-005</text:p>
          </table:table-cell>
          <table:table-cell office:value-type="float" office:value="0.000299711386404" calcext:value-type="float">
            <text:p>0.0002997114</text:p>
          </table:table-cell>
          <table:table-cell office:value-type="float" office:value="0.003999988438035" calcext:value-type="float">
            <text:p>0.0039999884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000010860439014" calcext:value-type="float">
            <text:p>1.0860439014E-005</text:p>
          </table:table-cell>
          <table:table-cell office:value-type="float" office:value="0.000234240592501" calcext:value-type="float">
            <text:p>0.0002342406</text:p>
          </table:table-cell>
          <table:table-cell office:value-type="float" office:value="0.003516982234416" calcext:value-type="float">
            <text:p>0.0035169822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000007440042261" calcext:value-type="float">
            <text:p>0.00000744</text:p>
          </table:table-cell>
          <table:table-cell office:value-type="float" office:value="0.000183392733311" calcext:value-type="float">
            <text:p>0.0001833927</text:p>
          </table:table-cell>
          <table:table-cell office:value-type="float" office:value="0.00309772358285" calcext:value-type="float">
            <text:p>0.003097723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000143684455709" calcext:value-type="float">
            <text:p>0.0001436845</text:p>
          </table:table-cell>
          <table:table-cell office:value-type="float" office:value="0.002730378451881" calcext:value-type="float">
            <text:p>0.002730378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000112780570961" calcext:value-type="float">
            <text:p>0.0001127806</text:p>
          </table:table-cell>
          <table:table-cell office:value-type="float" office:value="0.002411014773715" calcext:value-type="float">
            <text:p>0.002411014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000088586023052" calcext:value-type="float">
            <text:p>0.000088586</text:p>
          </table:table-cell>
          <table:table-cell office:value-type="float" office:value="0.002130508698898" calcext:value-type="float">
            <text:p>0.002130508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000069686369842" calcext:value-type="float">
            <text:p>6.9686369842E-005</text:p>
          </table:table-cell>
          <table:table-cell office:value-type="float" office:value="0.001885464984708" calcext:value-type="float">
            <text:p>0.00188546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000054842068948" calcext:value-type="float">
            <text:p>5.4842068948E-005</text:p>
          </table:table-cell>
          <table:table-cell office:value-type="float" office:value="0.001669309943234" calcext:value-type="float">
            <text:p>0.001669309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00004320766636" calcext:value-type="float">
            <text:p>4.320766636E-005</text:p>
          </table:table-cell>
          <table:table-cell office:value-type="float" office:value="0.001479573289372" calcext:value-type="float">
            <text:p>0.001479573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000034046492298" calcext:value-type="float">
            <text:p>3.4046492298E-005</text:p>
          </table:table-cell>
          <table:table-cell office:value-type="float" office:value="0.001311597473523" calcext:value-type="float">
            <text:p>0.001311597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000026853696156" calcext:value-type="float">
            <text:p>2.6853696156E-005</text:p>
          </table:table-cell>
          <table:table-cell office:value-type="float" office:value="0.001163817254269" calcext:value-type="float">
            <text:p>0.001163817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000021183016045" calcext:value-type="float">
            <text:p>0.000021183</text:p>
          </table:table-cell>
          <table:table-cell office:value-type="float" office:value="0.001032811429525" calcext:value-type="float">
            <text:p>0.001032811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000016725871372" calcext:value-type="float">
            <text:p>1.6725871372E-005</text:p>
          </table:table-cell>
          <table:table-cell office:value-type="float" office:value="0.00091743332821" calcext:value-type="float">
            <text:p>0.000917433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000013206687131" calcext:value-type="float">
            <text:p>1.3206687131E-005</text:p>
          </table:table-cell>
          <table:table-cell office:value-type="float" office:value="0.000814952285204" calcext:value-type="float">
            <text:p>0.000814952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00001043726592" calcext:value-type="float">
            <text:p>1.043726592E-005</text:p>
          </table:table-cell>
          <table:table-cell office:value-type="float" office:value="0.000724565351873" calcext:value-type="float">
            <text:p>0.000724565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000008247377222" calcext:value-type="float">
            <text:p>8.247377222E-006</text:p>
          </table:table-cell>
          <table:table-cell office:value-type="float" office:value="0.000644108754829" calcext:value-type="float">
            <text:p>0.0006441088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573082102466" calcext:value-type="float">
            <text:p>0.000573082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509885043628" calcext:value-type="float">
            <text:p>0.00050988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454006298523" calcext:value-type="float">
            <text:p>0.0004540063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404247719012" calcext:value-type="float">
            <text:p>0.0004042477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360235391375" calcext:value-type="float">
            <text:p>0.0003602354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320981382566" calcext:value-type="float">
            <text:p>0.0003209814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286251508697" calcext:value-type="float">
            <text:p>0.000286251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255281400104" calcext:value-type="float">
            <text:p>0.0002552814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227794028601" calcext:value-type="float">
            <text:p>0.000227794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203237963661" calcext:value-type="float">
            <text:p>0.000203238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181434392516" calcext:value-type="float">
            <text:p>0.0001814344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161954662884" calcext:value-type="float">
            <text:p>0.0001619547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144653007511" calcext:value-type="float">
            <text:p>0.000144653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12918076015" calcext:value-type="float">
            <text:p>0.0001291808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115421956189" calcext:value-type="float">
            <text:p>0.000115422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103110405249" calcext:value-type="float">
            <text:p>0.0001031104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92168695291" calcext:value-type="float">
            <text:p>9.2168695291E-00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82368020779" calcext:value-type="float">
            <text:p>0.000082368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73652078865" calcext:value-type="float">
            <text:p>7.3652078865E-00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65847305342" calcext:value-type="float">
            <text:p>6.5847305342E-00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58904889257" calcext:value-type="float">
            <text:p>5.8904889257E-00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52684361578" calcext:value-type="float">
            <text:p>5.2684361578E-00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47148281476" calcext:value-type="float">
            <text:p>4.7148281476E-00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42181202983" calcext:value-type="float">
            <text:p>4.2181202983E-00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37757230577" calcext:value-type="float">
            <text:p>3.7757230577E-00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33786735151" calcext:value-type="float">
            <text:p>3.3786735151E-00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30249048682" calcext:value-type="float">
            <text:p>0.000030249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2707362894" calcext:value-type="float">
            <text:p>2.707362894E-00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24243675838" calcext:value-type="float">
            <text:p>2.4243675838E-00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2170258619" calcext:value-type="float">
            <text:p>2.170258619E-00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19437231401" calcext:value-type="float">
            <text:p>1.9437231401E-00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17403320203" calcext:value-type="float">
            <text:p>1.7403320203E-00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15589188018" calcext:value-type="float">
            <text:p>1.5589188018E-00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13960258775" calcext:value-type="float">
            <text:p>1.3960258775E-00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12506994716" calcext:value-type="float">
            <text:p>0.000012507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11201659047" calcext:value-type="float">
            <text:p>1.1201659047E-00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10036884623" calcext:value-type="float">
            <text:p>1.0036884623E-00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08990508855" calcext:value-type="float">
            <text:p>8.990508855E-00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COUNTIF([.A3:.A79];&quot;&gt;0.00001&quot;)+1" office:value-type="float" office:value="1" calcext:value-type="float">
            <text:p>1</text:p>
          </table:table-cell>
          <table:table-cell table:formula="of:=COUNTIF([.B3:.B79];&quot;&gt;0.00001&quot;)+1" office:value-type="float" office:value="5" calcext:value-type="float">
            <text:p>5</text:p>
          </table:table-cell>
          <table:table-cell table:formula="of:=COUNTIF([.C3:.C79];&quot;&gt;0.00001&quot;)+1" office:value-type="float" office:value="6" calcext:value-type="float">
            <text:p>6</text:p>
          </table:table-cell>
          <table:table-cell table:formula="of:=COUNTIF([.D3:.D79];&quot;&gt;0.00001&quot;)+1" office:value-type="float" office:value="8" calcext:value-type="float">
            <text:p>8</text:p>
          </table:table-cell>
          <table:table-cell table:formula="of:=COUNTIF([.E3:.E79];&quot;&gt;0.00001&quot;)+1" office:value-type="float" office:value="10" calcext:value-type="float">
            <text:p>10</text:p>
          </table:table-cell>
          <table:table-cell table:formula="of:=COUNTIF([.F3:.F79];&quot;&gt;0.00001&quot;)+1" office:value-type="float" office:value="13" calcext:value-type="float">
            <text:p>13</text:p>
          </table:table-cell>
          <table:table-cell table:formula="of:=COUNTIF([.G3:.G79];&quot;&gt;0.00001&quot;)+1" office:value-type="float" office:value="17" calcext:value-type="float">
            <text:p>17</text:p>
          </table:table-cell>
          <table:table-cell table:formula="of:=COUNTIF([.H3:.H79];&quot;&gt;0.00001&quot;)+1" office:value-type="float" office:value="24" calcext:value-type="float">
            <text:p>24</text:p>
          </table:table-cell>
          <table:table-cell table:formula="of:=COUNTIF([.I3:.I79];&quot;&gt;0.00001&quot;)+1" office:value-type="float" office:value="37" calcext:value-type="float">
            <text:p>37</text:p>
          </table:table-cell>
          <table:table-cell table:formula="of:=COUNTIF([.J3:.J79];&quot;&gt;0.00001&quot;)+1" office:value-type="float" office:value="75" calcext:value-type="float">
            <text:p>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/00/0000</text:date>, <text:time style:data-style-name="N2" text:time-value="21:54:09.9981750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1T21:49:02.458513335</meta:creation-date>
    <dc:date>2015-10-01T21:56:12.769198681</dc:date>
    <meta:editing-duration>PT7M1S</meta:editing-duration>
    <meta:editing-cycles>2</meta:editing-cycles>
    <meta:generator>LibreOffice/4.4.3.2$Linux_X86_64 LibreOffice_project/40m0$Build-2</meta:generator>
    <meta:document-statistic meta:table-count="1" meta:cell-count="780" meta:object-count="0"/>
  </office:meta>
</office:document-meta>
</file>